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FA000000BB8F69A000E3FAD564D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svg:stroke-width="0.106cm" svg:stroke-color="#1dd4ff" draw:marker-start-width="0.358cm" draw:marker-end-width="0.358cm" draw:fill-color="#ffffff" draw:textarea-horizontal-align="justify" draw:textarea-vertical-align="middle" draw:auto-grow-height="false" fo:min-height="2.749cm" fo:min-width="7.009cm" fo:padding-top="0.177cm" fo:padding-bottom="0.177cm" fo:padding-left="0.302cm" fo:padding-right="0.302cm" fo:wrap-option="wrap"/>
      <style:paragraph-properties style:writing-mode="lr-tb"/>
    </style:style>
    <style:style style:name="gr3" style:family="graphic" style:parent-style-name="standard" style:list-style-name="L1">
      <style:graphic-properties svg:stroke-width="0.106cm" svg:stroke-color="#1dd4ff" draw:marker-start-width="0.358cm" draw:marker-end-width="0.358cm" draw:fill-color="#ffffff" draw:textarea-horizontal-align="justify" draw:textarea-vertical-align="middle" draw:auto-grow-height="false" fo:min-height="1.645cm" fo:min-width="4.905cm" fo:padding-top="0.177cm" fo:padding-bottom="0.177cm" fo:padding-left="0.302cm" fo:padding-right="0.302cm" fo:wrap-option="wrap"/>
      <style:paragraph-properties style:writing-mode="lr-tb"/>
    </style:style>
    <style:style style:name="gr4" style:family="graphic" style:parent-style-name="standard" style:list-style-name="L1">
      <style:graphic-properties svg:stroke-width="0.159cm" svg:stroke-color="#ffff00" draw:marker-start-width="0.438cm" draw:marker-end-width="0.438cm" draw:fill-color="#3cf3ac" draw:textarea-horizontal-align="justify" draw:textarea-vertical-align="middle" draw:auto-grow-height="false" fo:min-height="0.75cm" fo:min-width="3.618cm" fo:padding-top="0.204cm" fo:padding-bottom="0.204cm" fo:padding-left="0.329cm" fo:padding-right="0.3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P3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P4" style:family="paragraph">
      <loext:graphic-properties draw:fill-color="#3cf3ac"/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8.999cm" svg:height="14.249cm" svg:x="1cm" svg:y="5.928cm">
          <draw:image xlink:href="Pictures/1000000000000FA000000BB8F69A000E3FAD564D.jpg" xlink:type="simple" xlink:show="embed" xlink:actuate="onLoad" draw:mime-type="image/jpeg">
            <text:p/>
          </draw:image>
        </draw:frame>
        <draw:custom-shape draw:style-name="gr2" draw:text-style-name="P3" draw:layer="layout" svg:width="7.509cm" svg:height="2.999cm" svg:x="1.197cm" svg:y="5.301cm">
          <text:p text:style-name="P2"><text:span text:style-name="T1">フォト</text:span></text:p>
          <text:p text:style-name="P2"><text:span text:style-name="T1">リフレクタ</text:span></text:p>
          <draw:enhanced-geometry svg:viewBox="0 0 21600 21600" draw:mirror-horizontal="true" draw:mirror-vertical="false" draw:type="line-callout-3" draw:modifiers="-3019.97336884154 58572 -716.165113182423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3" draw:layer="layout" svg:width="5.509cm" svg:height="1.999cm" svg:x="10.395cm" svg:y="9.001cm">
          <text:p text:style-name="P2"><text:span text:style-name="T1">ESP32</text:span></text:p>
          <draw:enhanced-geometry svg:viewBox="0 0 21600 21600" draw:mirror-horizontal="true" draw:mirror-vertical="false" draw:type="line-callout-3" draw:modifiers="-3132.19600725953 59972.4 -976.116152450091 599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4" draw:layer="layout" svg:width="5.14cm" svg:height="2cm" svg:x="2.96cm" svg:y="14.1cm">
          <text:p text:style-name="P2"><text:span text:style-name="T1">紙で</text:span></text:p>
          <text:p text:style-name="P2"><text:span text:style-name="T1">隠す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2-05T13:00:40.786000000</dc:date>
    <meta:editing-duration>PT10M38S</meta:editing-duration>
    <meta:editing-cycles>3</meta:editing-cycles>
    <meta:generator>LibreOffice/7.3.7.2$Windows_X86_64 LibreOffice_project/e114eadc50a9ff8d8c8a0567d6da8f454beeb84f</meta:generator>
    <meta:document-statistic meta:object-count="4"/>
  </office:meta>
</office:document-meta>
</file>